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Quotations">
      <style:paragraph-properties fo:margin-left="0.5in" fo:margin-right="0in" fo:text-indent="0in" style:auto-text-indent="false"/>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full-stack engineer, and technology entrepreneur with 20+ years of shipping production code and scaling cloud-native, data-intensive, and AI-powered products. Co-founder of educational technology startup while actively contributing to open-source tooling and AI integration proje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forty-two-ink-llc-may-2025---present"/>Forty-Two Ink, LLC (May 2025 - Present)<text:bookmark-end text:name="forty-two-ink-llc-may-2025---present"/></text:h>
      <text:list text:style-name="L1">
        <text:list-item>
          <text:p text:style-name="P1"><text:span text:style-name="T1">Co-Founder &amp; Technical Lead</text:span> (May 2025 - Present) - Co-founding educational technology company building specialized scheduling and compliance software for K-12 schools. Leading full-stack development using modern technologies with focus on clean architecture, type safety, and scalability.</text:p>
        </text:list-item>
      </text:list>
      <text:h text:style-name="Heading_20_3" text:outline-level="3"><text:bookmark-start text:name="all-kids-network-may-2014---present"/>All Kids Network (May 2014 - Present)<text:bookmark-end text:name="all-kids-network-may-2014---present"/></text:h>
      <text:list text:style-name="L2">
        <text:list-item>
          <text:p text:style-name="P2"><text:span text:style-name="T1">Partner &amp; Principal Engineer</text:span> (May 2014 - Present) - Co-owned business and led end-to-end development of a high-traffic educational platform using React, TypeScript, .NET, C#, and AWS cloud infrastructure. Managed scalable systems serving millions of page views annually.</text:p>
        </text:list-item>
      </text:list>
      <text:h text:style-name="Heading_20_3" text:outline-level="3"><text:bookmark-start text:name="nexxt-may-2011---aug-2025"/>Nexxt (May 2011 - Aug 2025)<text:bookmark-end text:name="nexxt-may-2011---aug-2025"/></text:h>
      <text:list text:style-name="L3">
        <text:list-item>
          <text:p text:style-name="P3"><text:span text:style-name="T1">Lead Architect</text:span> (Oct 2023 - Aug 2025) - Architected and developed scalable AI-driven solutions and integrations using .NET, C#, Angular, and TypeScript. Specialized in event-driven architecture, OpenAI GPT integration, and AWS cloud services.</text:p>
        </text:list-item>
        <text:list-item>
          <text:p text:style-name="P3"><text:span text:style-name="T1">Lead Architect</text:span> (Jan 2018 - Sep 2021) - Directed architectural efforts for large-scale web applications using C#, .NET, ASP.NET, AngularJS, SQL Server, and Elasticsearch. Engineered grid computing and high-volume processing systems handling millions of transactions daily.</text:p>
        </text:list-item>
        <text:list-item>
          <text:p text:style-name="P3"><text:span text:style-name="T1">Solutions Architect</text:span> (May 2011 - Jan 2018) - Modernized web applications and implemented CI/CD pipelines using .NET, C#, ASP.NET MVC, AngularJS, SQL Server, and AWS. Led development of next-generation search technologies and production monitoring systems.</text:p>
        </text:list-item>
      </text:list>
      <text:h text:style-name="Heading_20_3" text:outline-level="3"><text:bookmark-start text:name="previous-experience"/>Previous Experience<text:bookmark-end text:name="previous-experience"/></text:h>
      <text:p text:style-name="First_20_paragraph">Positions at 11 more companies dating back to 1993 are available upon request.</text:p>
      <text:h text:style-name="Heading_20_2" text:outline-level="2"><text:bookmark-start text:name="education--certifications"/>Education &amp; Certifications<text:bookmark-end text:name="education--certifications"/></text:h>
      <text:p text:style-name="First_20_paragraph"><text:span text:style-name="T1">Education:</text:span> <text:span text:style-name="T2">MBA Coursework</text:span> in e-Business and Organizational Change, <text:span text:style-name="T2">Bachelor of Science</text:span> in Business Administration</text:p>
      <text:p text:style-name="Text_20_body"><text:span text:style-name="T1">Certifications:</text:span> Dale Carnegie Course (2005), Microsoft Certified Solutions Developer (MCSD) (2005), Certified PC Troubleshooter (2000), Certified in eCommerce Concepts (2000),</text:p>
      <text:h text:style-name="Heading_20_2" text:outline-level="2"><text:bookmark-start text:name="skills"/>Skills<text:bookmark-end text:name="skills"/></text:h>
      <text:p text:style-name="First_20_paragraph"><text:span text:style-name="T1">Core Programming &amp; Development</text:span>: C#, .NET, .NET Core, .NET Framework, .NET Standard, .NET 6, .NET 8, LINQ, TypeScript, JavaScript, REST APIs, RESTful APIs, JSON, XML, Webhooks, PowerShell, Bash, VB.NET, Code Generation, Windows Services, xUnit, NUnit, NCover, Automated Testing</text:p>
      <text:p text:style-name="Text_20_body"><text:span text:style-name="T1">Frontend Technologies</text:span>: React, Angular, AngularJS, TypeScript, JavaScript, HTML, CSS, Tailwind CSS, Bootstrap, LESS, jQuery, AJAX, Schema.org, SEO Optimization, Web Development, Google Analytics, Google Webmaster Tools, Google AdSense</text:p>
      <text:p text:style-name="Text_20_body"><text:span text:style-name="T1">Backend &amp; Server Technologies</text:span>: ASP.NET MVC, ASP.NET Core, ASP.NET Razor, ASP.NET Web API, ASP.NET, Windows Services, API Integration, Authentication/Authorization, OAuth, IIS, Linux, Ubuntu, HAProxy, MSMQ, Event-Driven Architecture, .NET Web Services, .NET Remoting, BizTalk, Commerce Server, Classic ASP</text:p>
      <text:p text:style-name="Text_20_body"><text:span text:style-name="T1">Data Management</text:span>: SQL Server, T-SQL, PostgreSQL, MySQL, DynamoDB, Redis, Elasticsearch, OpenSearch, Couchbase, RavenDB, MongoDB, Lucene, Solr, Neo4j, Oracle, InfluxDB, AWS ElastiCache, AWS Redshift, AWS CloudSearch, Data Migration, Data Validation</text:p>
      <text:p text:style-name="Text_20_body"><text:span text:style-name="T1">Cloud &amp; Infrastructure</text:span>: 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p text:style-name="Text_20_body"><text:span text:style-name="T1">Architecture &amp; Performance</text:span>: 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p text:style-name="Text_20_body"><text:span text:style-name="T1">Specialized Technologies &amp; Domains</text:span>: 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p text:style-name="Text_20_body"><text:span text:style-name="T1">Leadership &amp; Project Management</text:span>: 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4">“I’ve had the privilege of working with Richard Adleta for over 10 years at Nexxt, and during that time, he’s consistently demonstrated the kind of technical leadership and versatility that any engineering team would be lucky to have. Richard bring…” <text:a xlink:type="simple" xlink:href="https://www.richardadleta.com/resume/full#references" office:name=""><text:span text:style-name="Definition">more</text:span></text:a></text:p>
      <text:p text:style-name="P4">— Bill Rybinski, Director of Technology at Nexxt, Inc.</text:p>
      <text:p text:style-name="First_20_paragraph">Read more references on the <text:a xlink:type="simple" xlink:href="https://www.richardadleta.com/resume/full#references" office:name=""><text:span text:style-name="Definition">full resume</text:span></text:a>.</text:p>
      <text:h text:style-name="Heading_20_2" text:outline-level="2"><text:bookmark-start text:name="additional-information"/>Additional Information<text:bookmark-end text:name="additional-information"/></text:h>
      <text:p text:style-name="First_20_paragraph">Full, annotated resume available at <text:a xlink:type="simple" xlink:href="https://www.richardadleta.com/resume/full" office:name=""><text:span text:style-name="Definition">richardadleta.com/resume/full</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Richard Adleta</dc:title>
    <dc:description/>
    <dc:subject/>
    <meta:keyword/>
    <meta:initial-creator/>
    <dc:creator/>
    <meta:creation-date>2025-11-04T21:55:52Z</meta:creation-date>
    <dc:date>2025-11-04T21:55:52Z</dc:date>
  </office:meta>
</office:document-meta>
</file>